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15pt" style:font-size-asian="15pt" style:font-size-complex="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gital sound offers an exciting future. A free sharing of sound outside of capitalism. Along with the internet and the ever more accessible personal devices, digital sound is almost virtually free.</text:p>
      <text:p text:style-name="P1"/>
      <text:p text:style-name="P1">By claiming ownership of sound and demanding compensation for that sound we prevent the future and the possibilities of sharing sound. </text:p>
      <text:p text:style-name="P1"/>
      <text:p text:style-name="P1">Before recorded sound music was more or less free. Sheet music was protected but it was hard to prevent tunes from spreading. (research sheet music for this passage). Compare this to folk music. The tangled webs of melodies and lyrics and various performers and the rich history of sound. Compare that to the stale and formal history of chamber music, controlled by hierarchial forms of power and the ownership of property.</text:p>
      <text:p text:style-name="P1"/>
      <text:p text:style-name="P1">The idea of owinig a recorded sound piece comes from antiquated technology. DRM and other ways to control the free copying and sharing of digitla sound files is forcing the digital medium back to the past as a physicl object.</text:p>
      <text:p text:style-name="P1"/>
      <text:p text:style-name="P1">Quick passage about music business and the arbitrary prices of sound files. The only way to make a living is to convince millions of people to listen to the same thing. </text:p>
      <text:p text:style-name="P1"/>
      <text:p text:style-name="P1">Best way forward is a society that pays for all and our artistic output is communal and free </text:p>
      <text:p text:style-name="P1"/>
      <text:p text:style-name="P1"/>
      <text:p text:style-name="P1"><text:s/></text:p>
      <text:p text:style-name="P1">As part of a wider fight for open source. </text:p>
      <text:p text:style-name="P1"/>
      <text:p text:style-name="P1">The violence of private property. </text:p>
      <text:p text:style-name="P1"/>
      <text:p text:style-name="P1">Artists shouldn't ask for compensation for their labou without demanding compensation for all labour in the world. Poor laborers need money first than maybe we can figure out artists. <text:s/>Free access to all digital sound destroys a part of the capitalist economy. Asking for money for your sound files is basically demanding that someone works. Sells themselves for capital. Also brutally ignoring the variety of experinces. </text:p>
      <text:p text:style-name="P1"/>
      <text:p text:style-name="P1"/>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emy Wiles-Young</meta:initial-creator>
    <meta:creation-date>2018-12-09T14:45:35</meta:creation-date>
    <meta:generator>OpenOffice/4.1.5$Unix OpenOffice.org_project/415m1$Build-9789</meta:generator>
    <meta:document-statistic meta:table-count="0" meta:image-count="0" meta:object-count="0" meta:page-count="2" meta:paragraph-count="10" meta:word-count="292" meta:character-count="1742"/>
    <dc:date>2018-12-09T16:27:09</dc:date>
    <dc:creator>Jeremy Wiles-Young</dc:creator>
    <meta:editing-duration>PT1H41M49S</meta:editing-duration>
    <meta:editing-cycles>1</meta:editing-cycles>
  </office:meta>
</office:document-meta>
</file>